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list-style-name="L4"/>
    <style:style style:name="P12" style:family="paragraph" style:parent-style-name="Standard">
      <style:text-properties fo:color="#ff3333" fo:font-size="24pt" officeooo:rsid="00193087" officeooo:paragraph-rsid="00193087" style:font-size-asian="21pt" style:font-size-complex="24pt"/>
    </style:style>
    <style:style style:name="P13" style:family="paragraph" style:parent-style-name="Heading_20_1" style:master-page-name="First_20_Page">
      <style:paragraph-properties style:page-number="auto"/>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officeooo:rsid="00193087" officeooo:paragraph-rsid="00193087" style:font-size-asian="14pt" style:font-weight-asian="bold" style:font-size-complex="14pt" style:font-weight-complex="bold"/>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officeooo:rsid="00193087"/>
    </style:style>
    <style:style style:name="T5"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1496480" text:id="ct71496480">
          <text:insertion>
            <office:change-info>
              <dc:creator>Balazs Racz</dc:creator>
              <dc:date>2015-02-21T10:49:00</dc:date>
            </office:change-info>
          </text:insertion>
        </text:changed-region>
        <text:changed-region xml:id="ct61725232" text:id="ct61725232">
          <text:deletion>
            <office:change-info>
              <dc:creator>David Harris</dc:creator>
              <dc:date>2013-01-26T18:24:00</dc:date>
            </office:change-info>
            <text:p text:style-name="Standard">f</text:p>
          </text:deletion>
        </text:changed-region>
        <text:changed-region xml:id="ct61280176" text:id="ct61280176">
          <text:insertion>
            <office:change-info>
              <dc:creator>Bob Jacobsen</dc:creator>
              <dc:date>2013-03-26T13:57:00</dc:date>
            </office:change-info>
          </text:insertion>
        </text:changed-region>
        <text:changed-region xml:id="ct61854928" text:id="ct61854928">
          <text:insertion>
            <office:change-info>
              <dc:creator>Bob Jacobsen</dc:creator>
              <dc:date>2013-03-26T13:58:00</dc:date>
            </office:change-info>
          </text:insertion>
        </text:changed-region>
        <text:changed-region xml:id="ct60573456" text:id="ct60573456">
          <text:deletion>
            <office:change-info>
              <dc:creator>Bob Jacobsen</dc:creator>
              <dc:date>2013-03-26T14:00:00</dc:date>
            </office:change-info>
            <text:h text:style-name="Heading_20_1" text:outline-level="1"><office:annotation><dc:creator>David Harris</dc:creator><dc:date>2013-01-26T18:24:51</dc:date><text:p text:style-name="P17"><text:span text:style-name="T5">Needs addressing. <text:s/></text:span></text:p></office:annotatio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is-list-header="true"><text:change-start text:change-id="ct71496480"/></text:h>
      <text:p text:style-name="P12">This document is obsolete. It was merged into ConfigurationDescriptionInformationS/TN.</text:p>
      <text:p text:style-name="Standard"/>
      <text:h text:style-name="Heading_20_1" text:outline-level="1"><text:change-end text:change-id="ct71496480"/>Introduction (Informative)</text:h>
      <text:p text:style-name="Standard">This Standard specifies a simplified or Abbreviated Configuration Description Information (ACDI) suitable for all nodes to provide a basic set of information using a protocol that is simplified o<text:change text:change-id="ct61725232"/>ver the one used for the CDI protocol. <text:s/></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469159737800211841" text:style-name="L4">
        <text:list-item>
          <text:p text:style-name="P11">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change-start text:change-id="ct61280176"/> (Need to be very clear about versioning; particularly for per<text:change-end text:change-id="ct61280176"/><text:change-start text:change-id="ct61854928"/>manent part)<text:change-end text:change-id="ct61854928"/></text:p>
      <text:p text:style-name="Standard">If PIP says memory access configuration protocol is present, and that this protocol is present, then the data must be available in these places.</text:p>
      <text:h text:style-name="Heading_20_2" text:outline-level="2"><text:soft-page-break/>Constant data</text:h>
      <text:p text:style-name="Standard">Read from space 0xFC</text:p>
      <text:p text:style-name="Standard">(See XML for layout)</text:p>
      <text:h text:style-name="Heading_20_2" text:outline-level="2">User-modifiable data</text:h>
      <text:p text:style-name="Standard">Read from space 0xFB</text:p>
      <text:p text:style-name="Standard">(See XML for layout)</text:p>
      <text:h text:style-name="Heading_20_2" text:outline-level="2">Icon data</text:h>
      <text:p text:style-name="Standard">Space 0xFA </text:p>
      <text:p text:style-name="Standard">As a PNG sequence (need more info on PNG options?)</text:p>
      <text:h text:style-name="Heading_20_1" text:outline-level="1">Retrieval Protocol (Normative)</text:h>
      <text:p text:style-name="Standard">(references Memory Configuration Protocol; prefer but don't require single reads to pick up the information, can also just get one item)</text:p>
      <text:h text:style-name="Heading_20_1" text:outline-level="1">Open Questions<text:change text:change-id="ct60573456"/></text:h>
      <text:p text:style-name="Standard">We're providing two retrieval methods: <text:s/>Via the 0x3520/0x3530 MTIs, and via configuration read from specific spaces. Are both needed? <text:s/>Is that overly complex? <text:s/>Should PIP show them separately? <text:s/></text:p>
      <text:p text:style-name="Standard">Should length limits on the manufacturer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Memory space configuration (Normative)<text:tab/>1</text:p>
          <text:p text:style-name="P9"><text:s/>4.1 Constant data<text:tab/>1</text:p>
          <text:p text:style-name="P9"><text:s/>4.2 User-modifiable data<text:tab/>1</text:p>
          <text:p text:style-name="P9"><text:s/>4.3 Icon data<text:tab/>1</text:p>
          <text:p text:style-name="P10"><text:s/>5 Retrieval Protocol (Normative)<text:tab/>2</text:p>
          <text:p text:style-name="P10"><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4768*"/>
    </style:style>
    <style:style style:name="Table1.B" style:family="table-column">
      <style:table-column-properties style:column-width="0.0611in" style:rel-column-width="88*"/>
    </style:style>
    <style:style style:name="Table1.C" style:family="table-column">
      <style:table-column-properties style:column-width="1.6278in" style:rel-column-width="2344*"/>
    </style:style>
    <style:style style:name="Table1.D" style:family="table-column">
      <style:table-column-properties style:column-width="1.3944in" style:rel-column-width="200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93087" officeooo:paragraph-rsid="00193087"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93087"/>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72261888" text:id="ct72261888">
            <text:insertion>
              <office:change-info>
                <dc:creator>Balazs Racz</dc:creator>
                <dc:date>2015-02-21T10:50:00</dc:date>
              </office:change-info>
            </text:insertion>
          </text:changed-region>
          <text:changed-region xml:id="ct61915888" text:id="ct61915888">
            <text:deletion>
              <office:change-info>
                <dc:creator>Bob Jacobsen</dc:creator>
                <dc:date>2015-02-08T01:05:00</dc:date>
              </office:change-info>
              <text:p text:style-name="MP1">B-CAN</text:p>
            </text:deletion>
          </text:changed-region>
          <text:changed-region xml:id="ct61287520" text:id="ct61287520">
            <text:insertion>
              <office:change-info>
                <dc:creator>Bob Jacobsen</dc:creator>
                <dc:date>2015-02-08T01:05:00</dc:date>
              </office:change-info>
            </text:insertion>
          </text:changed-region>
        </text:tracked-changes>
        <text:p text:style-name="MP1"><draw:custom-shape text:anchor-type="char" draw:z-index="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start text:change-id="ct72261888"/><text:span text:style-name="MT2">OBSOLETE </text:span><text:change-end text:change-id="ct72261888"/>OpenLC<text:change text:change-id="ct61915888"/><text:change-start text:change-id="ct61287520"/>B<text:change-end text:change-id="ct61287520"/> Abbreviated Configuration Description Information Standard</text:p>
      </style:header>
      <style:footer>
        <text:tracked-changes>
          <text:changed-region xml:id="ct61936096" text:id="ct61936096">
            <text:insertion>
              <office:change-info>
                <dc:creator>Bob Jacobsen</dc:creator>
                <dc:date>2015-02-08T01:06:00</dc:date>
              </office:change-info>
            </text:insertion>
          </text:changed-region>
        </text:tracked-changes>
        <text:p text:style-name="MP4"><text:span text:style-name="Page_20_Number"><text:span text:style-name="MT3">Copyright 2012</text:span></text:span><text:change-start text:change-id="ct61936096"/><text:span text:style-name="Page_20_Number"><text:span text:style-name="MT3">-2015</text:span></text:span><text:change-end text:change-id="ct6193609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2</text:page-count></text:span></text:span><text:span text:style-name="Page_20_Number"><text:span text:style-name="MT3"> - </text:span></text:span><text:span text:style-name="Page_20_Number"><text:span text:style-name="MT3"><text:date style:data-style-name="N75" text:date-value="2015-02-21T10:50:55.669536371">Feb 21, 2015</text:date></text:span></text:span></text:p>
      </style:footer>
    </style:master-page>
    <style:master-page style:name="First_20_Page" style:display-name="First Page" style:page-layout-name="Mpm2" style:next-style-name="Standard">
      <style:header>
        <text:tracked-changes>
          <text:changed-region xml:id="ct60793520" text:id="ct60793520">
            <text:deletion>
              <office:change-info>
                <dc:creator>Balazs Racz</dc:creator>
                <dc:date>2015-02-21T10:49:00</dc:date>
              </office:change-info>
              <text:p text:style-name="MP8">Preliminary</text:p>
            </text:deletion>
          </text:changed-region>
          <text:changed-region xml:id="ct70351456" text:id="ct70351456">
            <text:insertion>
              <office:change-info>
                <dc:creator>Balazs Racz</dc:creator>
                <dc:date>2015-02-21T10:49: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21T10:50:55.675397836">Feb 21, 2015</text:date></text:p>
            </table:table-cell>
            <table:table-cell table:style-name="Table1.C1" office:value-type="string">
              <text:p text:style-name="MP8"><text:change text:change-id="ct60793520"/><text:change-start text:change-id="ct70351456"/>OBSOLETE<text:change-end text:change-id="ct70351456"/></text:p>
            </table:table-cell>
          </table:table-row>
        </table:table>
        <text:p text:style-name="Header"/>
      </style:header>
      <style:footer>
        <text:tracked-changes>
          <text:changed-region xml:id="ct41355280" text:id="ct41355280">
            <text:insertion>
              <office:change-info>
                <dc:creator>Bob Jacobsen</dc:creator>
                <dc:date>2015-02-08T01:06:00</dc:date>
              </office:change-info>
            </text:insertion>
          </text:changed-region>
          <text:changed-region xml:id="ct62024976" text:id="ct62024976">
            <text:insertion>
              <office:change-info>
                <dc:creator>Bob Jacobsen</dc:creator>
                <dc:date>2013-02-06T22:38:00</dc:date>
              </office:change-info>
            </text:insertion>
          </text:changed-region>
          <text:changed-region xml:id="ct62016592" text:id="ct62016592">
            <text:deletion>
              <office:change-info>
                <dc:creator>Bob Jacobsen</dc:creator>
                <dc:date>2013-02-06T22:38:00</dc:date>
              </office:change-info>
              <text:p text:style-name="MP9"><text:span text:style-name="Page_20_Number"><text:span text:style-name="MT3"><text:date style:data-style-name="N39" text:date-value="2015-02-21T10:50:55.677210213">Feb 21, 15</text:date></text:span></text:span></text:p>
            </text:deletion>
          </text:changed-region>
        </text:tracked-changes>
        <text:p text:style-name="MP9"><text:span text:style-name="Page_20_Number"><text:span text:style-name="MT3">Copyright 2012</text:span></text:span><text:change-start text:change-id="ct41355280"/><text:span text:style-name="Page_20_Number"><text:span text:style-name="MT3">-2015</text:span></text:span><text:change-end text:change-id="ct4135528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text:page-count></text:span></text:span><text:span text:style-name="Page_20_Number"><text:span text:style-name="MT5"> - </text:span></text:span><text:change-start text:change-id="ct62024976"/><text:span text:style-name="Page_20_Number"><text:span text:style-name="MT3"><text:date style:data-style-name="N75" text:date-value="2015-02-21T10:50:55.678700096">Feb 21, 2015</text:date></text:span></text:span><text:change-end text:change-id="ct62024976"/><text:change text:change-id="ct62016592"/></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6</meta:editing-cycles>
    <meta:editing-duration>PT13H52M7S</meta:editing-duration>
    <meta:generator>LibreOffice/4.2.7.2$Linux_X86_64 LibreOffice_project/420m0$Build-2</meta:generator>
    <dc:date>2015-02-21T10:50:55.583454725</dc:date>
    <dc:creator>Balazs Racz</dc:creator>
    <meta:printed-by>Bob Jacobsen</meta:printed-by>
    <meta:print-date>2013-03-26T13:58:12</meta:print-date>
    <meta:document-statistic meta:table-count="1" meta:image-count="1" meta:object-count="0" meta:page-count="2" meta:paragraph-count="44" meta:word-count="447" meta:character-count="2915" meta:non-whitespace-character-count="2481"/>
    <meta:user-defined meta:name="Info 1"/>
    <meta:user-defined meta:name="Info 2"/>
    <meta:user-defined meta:name="Info 3"/>
    <meta:user-defined meta:name="Info 4"/>
  </office:meta>
</office:document-meta>
</file>